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7"/>
      <text:p text:style-name="P7">Presentació assignatura</text:p>
      <text:p text:style-name="P12">Comentem web assignatura</text:p>
      <text:p text:style-name="P17">Comentem unitats </text:p>
      <text:list xml:id="list1257338581126997775" text:style-name="L1">
        <text:list-item>
          <text:p text:style-name="P26"><text:a xlink:type="simple" xlink:href="https://paulinoposada.github.io/web_e/web_e_2425/documents/apunts/unitat_1_ley_ohm/e_apunts_ud_1_1_gs.pdf">1.1 Circuit elèctric</text:a></text:p>
        </text:list-item>
        <text:list-item>
          <text:p text:style-name="P26"><text:a xlink:type="simple" xlink:href="https://paulinoposada.github.io/web_e/web_e_2425/documents/apunts/unitat_1_ley_ohm/e_apunts_ud_1_2_gs.pdf">1.2 Llei d'ohm</text:a></text:p>
        </text:list-item>
        <text:list-item>
          <text:p text:style-name="P26"><text:a xlink:type="simple" xlink:href="https://paulinoposada.github.io/web_e/web_e_2425/documents/apunts/unitat_2_seguridad/e_apunts_ud_2_1_gs.pdf">2 Seguretat</text:a></text:p>
        </text:list-item>
        <text:list-item>
          <text:p text:style-name="P2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7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2"/>
      <text:p text:style-name="P12"/>
      <text:p text:style-name="P3">Di<text:span text:style-name="T3">jous</text:span><text:tab/><text:tab/><text:tab/><text:tab/>2<text:span text:style-name="T3">6</text:span>/09/2<text:span text:style-name="T1">4</text:span></text:p>
      <text:p text:style-name="P8"/>
      <text:p text:style-name="P13">Comentem </text:p>
      <text:list xml:id="list6390754035280851388" text:style-name="L2">
        <text:list-item>
          <text:p text:style-name="P2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36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8"/>
      <text:p text:style-name="P18"/>
      <text:p text:style-name="P4">Di<text:span text:style-name="T5">vendres</text:span><text:tab/><text:tab/><text:tab/>2<text:span text:style-name="T5">7</text:span>/09/2<text:span text:style-name="T1">4</text:span></text:p>
      <text:p text:style-name="P9"/>
      <text:p text:style-name="P14">Comentem </text:p>
      <text:list xml:id="list212935785559373" text:continue-numbering="true" text:style-name="L2">
        <text:list-item>
          <text:p text:style-name="P2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9"/>
      <text:p text:style-name="P19">Comentem <text:s/></text:p>
      <text:list xml:id="list212936407731583" text:continue-list="list1257338581126997775" text:style-name="L1">
        <text:list-item>
          <text:p text:style-name="P3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31">Programa de simulació Cade Simu</text:p>
        </text:list-item>
      </text:list>
      <text:p text:style-name="P14"/>
      <text:p text:style-name="P14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9"/>
      <text:p text:style-name="P14">Comentem </text:p>
      <text:list xml:id="list295519485421658771" text:style-name="L3">
        <text:list-item>
          <text:p text:style-name="P34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37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37">Baixem al taller i comentem connexió font d'alimentació de PC que utilitzarem per les pràctiques de cc.</text:p>
          <text:p text:style-name="P38"><text:s/></text:p>
        </text:list-item>
      </text:list>
      <text:p text:style-name="P19"/>
      <text:p text:style-name="P19"/>
      <text:p text:style-name="P2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9"/>
      <text:p text:style-name="P14">Comentem </text:p>
      <text:list xml:id="list212935381939385" text:continue-numbering="true" text:style-name="L3">
        <text:list-item>
          <text:p text:style-name="P41">Baixem al taller i feim practiques amb circuits pont.</text:p>
        </text:list-item>
      </text:list>
      <text:p text:style-name="P23"/>
      <text:p text:style-name="P23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0"/>
      <text:p text:style-name="P20">Comentem <text:s/></text:p>
      <text:list xml:id="list212935900879010" text:continue-list="list212936407731583" text:style-name="L1">
        <text:list-item>
          <text:p text:style-name="P32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32"/>
        </text:list-item>
      </text:list>
      <text:p text:style-name="P15"/>
      <text:p text:style-name="P15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0"/>
      <text:p text:style-name="P15">Comentem </text:p>
      <text:list xml:id="list8505370601664265701" text:style-name="L4">
        <text:list-item>
          <text:p text:style-name="P42">Comentem pràctica Wheatstone amb dos diodes, corrent per la diagonal en els següents casos: </text:p>
          <text:p text:style-name="P42">cas 1: potenciòmetre a màxima resistència </text:p>
          <text:p text:style-name="P42">cas 2: potenciòmetre a resistència igual a R3</text:p>
          <text:p text:style-name="P42">cas 3: potenciòmetrea a mínima resistència</text:p>
        </text:list-item>
        <text:list-item>
          <text:p text:style-name="P35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42"/>
          <text:p text:style-name="P39"><text:s/></text:p>
        </text:list-item>
      </text:list>
      <text:p text:style-name="P20"/>
      <text:p text:style-name="P20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0"/>
      <text:p text:style-name="P15">Comentem </text:p>
      <text:list xml:id="list212935440546209" text:continue-numbering="true" text:style-name="L4">
        <text:list-item>
          <text:p text:style-name="P35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24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1"/>
      <text:p text:style-name="P21">Comentem <text:s/></text:p>
      <text:list xml:id="list212936610365764" text:continue-list="list212935900879010" text:style-name="L1">
        <text:list-item>
          <text:p text:style-name="P33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33"/>
        </text:list-item>
      </text:list>
      <text:p text:style-name="P16"/>
      <text:p text:style-name="P16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1"/>
      <text:p text:style-name="P16">Comentem </text:p>
      <text:list xml:id="list7393121141237991514" text:style-name="L5">
        <text:list-item>
          <text:p text:style-name="P44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44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43"/>
          <text:p text:style-name="P40"><text:s/></text:p>
        </text:list-item>
      </text:list>
      <text:p text:style-name="P21"/>
      <text:p text:style-name="P21"/>
      <text:p text:style-name="P6">Di<text:span text:style-name="T5">vendres</text:span><text:tab/><text:tab/><text:tab/><text:span text:style-name="T8">18</text:span>/<text:span text:style-name="T6">10</text:span>/2<text:span text:style-name="T1">4</text:span></text:p>
      <text:p text:style-name="P11"/>
      <text:p text:style-name="P16">Comentem </text:p>
      <text:list xml:id="list212935084595638" text:continue-numbering="true" text:style-name="L5">
        <text:list-item>
          <text:p text:style-name="P45">Co<text:span text:style-name="T13">ntinuem</text:span> amb l'<text:a xlink:type="simple" xlink:href="https://paulinoposada.github.io/web_e/web_e_2425/documents/apunts/unitat_5_condensador/e_apunts_ud_5_gs.pdf">unitat 5</text:a>, condensa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7T21:29:34.898017932</dc:date>
    <meta:editing-duration>PT1H30M24S</meta:editing-duration>
    <meta:editing-cycles>63</meta:editing-cycles>
    <meta:document-statistic meta:table-count="0" meta:image-count="0" meta:object-count="0" meta:page-count="2" meta:paragraph-count="60" meta:word-count="257" meta:character-count="1657" meta:non-whitespace-character-count="1432"/>
  </office:meta>
</office:document-meta>
</file>